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32e2b4" officeooo:paragraph-rsid="0032e2b4" style:font-size-asian="12pt" style:font-style-asian="normal" style:font-weight-asian="normal" style:font-size-complex="12pt" style:text-emphasize="none"/>
    </style:style>
    <style:style style:name="P35" style:family="paragraph" style:parent-style-name="Text_20_body">
      <style:text-properties style:text-outline="false" style:text-line-through-style="none" style:text-line-through-type="none" fo:font-style="normal" fo:text-shadow="none" style:text-underline-style="none" fo:font-weight="normal" officeooo:rsid="0034c7e8" officeooo:paragraph-rsid="0034c7e8" style:font-style-asian="normal" style:font-weight-asian="normal" style:text-emphasize="none"/>
    </style:style>
    <style:style style:name="P36" style:family="paragraph" style:parent-style-name="Text_20_body">
      <style:text-properties officeooo:rsid="00358a9e" officeooo:paragraph-rsid="00358a9e"/>
    </style:style>
    <style:style style:name="P37" style:family="paragraph" style:parent-style-name="Standard">
      <style:text-properties officeooo:rsid="0019bdd2" officeooo:paragraph-rsid="0019bdd2"/>
    </style:style>
    <style:style style:name="P38" style:family="paragraph" style:parent-style-name="Table_20_Contents">
      <style:text-properties officeooo:rsid="00221120" officeooo:paragraph-rsid="00221120"/>
    </style:style>
    <style:style style:name="P39" style:family="paragraph" style:parent-style-name="Table_20_Heading">
      <style:text-properties officeooo:rsid="00221120" officeooo:paragraph-rsid="00221120"/>
    </style:style>
    <style:style style:name="P40" style:family="paragraph" style:parent-style-name="Text_20_body" style:list-style-name="L1">
      <style:text-properties officeooo:rsid="000909fe" officeooo:paragraph-rsid="000909fe"/>
    </style:style>
    <style:style style:name="P41" style:family="paragraph" style:parent-style-name="Text_20_body" style:list-style-name="L2">
      <style:text-properties officeooo:rsid="000a6b0f" officeooo:paragraph-rsid="000a6b0f"/>
    </style:style>
    <style:style style:name="P42" style:family="paragraph" style:parent-style-name="Text_20_body" style:list-style-name="L2">
      <style:text-properties officeooo:rsid="000ab8bf" officeooo:paragraph-rsid="000ab8bf"/>
    </style:style>
    <style:style style:name="P43" style:family="paragraph" style:parent-style-name="Text_20_body" style:list-style-name="L3">
      <style:text-properties officeooo:rsid="00186fc1" officeooo:paragraph-rsid="0018afaf"/>
    </style:style>
    <style:style style:name="P44" style:family="paragraph" style:parent-style-name="Text_20_body" style:list-style-name="L3">
      <style:text-properties officeooo:rsid="00186fc1" officeooo:paragraph-rsid="00186fc1"/>
    </style:style>
    <style:style style:name="P45" style:family="paragraph" style:parent-style-name="Heading_20_2">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style:text-position="super 58%"/>
    </style:style>
    <style:style style:name="T21" style:family="text">
      <style:text-properties officeooo:rsid="00329ef1"/>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4" style:family="text">
      <style:text-properties officeooo:rsid="0034c7e8"/>
    </style:style>
    <style:style style:name="T25" style:family="text">
      <style:text-properties officeooo:rsid="0035952b"/>
    </style:style>
    <style:style style:name="T26" style:family="text">
      <style:text-properties officeooo:rsid="0036a5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7">Project blog at <text:a xlink:type="simple" xlink:href="https://needhamia.com/?p=661">https://needhamia.com/?p=661</text:a></text:p>
      <text:p text:style-name="P37">@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580889398623608889" text:style-name="L1">
        <text:list-item>
          <text:p text:style-name="P40">Her bed is a good place to weigh her. I suppose I could put the scale under her crate, but she spends more time in her bed than in her crate.</text:p>
        </text:list-item>
        <text:list-item>
          <text:p text:style-name="P40">She usually doesn't take toys or other animals to bed, so the maximum minus minimum weight will be her true weight. <text:s/>If she brought things into her bed, the weight measure would be <text:span text:style-name="T10">complicated</text:span>.</text:p>
        </text:list-item>
        <text:list-item>
          <text:p text:style-name="P40">Even though she moves around the room in the night, she spends at least a few minutes asleep in her bed every night, so that's a good time to weigh her.</text:p>
        </text:list-item>
        <text:list-item>
          <text:p text:style-name="P40">Although she sometimes sleeps with her head hanging over the edge of the bed, it never touches the floor. <text:s/>If it did, I wouldn't get a good weight reading.</text:p>
        </text:list-item>
        <text:list-item>
          <text:p text:style-name="P40">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3242611795670247087" text:style-name="L2">
        <text:list-item>
          <text:p text:style-name="P41">Each load sensor needs to be supported only on <text:span text:style-name="T4">its</text:span> outside arms; the center arm must be free to bend – that arm is where the strain sensor is attached.</text:p>
        </text:list-item>
        <text:list-item>
          <text:p text:style-name="P4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2">To prevent the top piece from slipping off when bumped, I'm thinking of attaching sides to it, so that the top piece is sort of a wooden box lid with sides that go down to part of the lower part.</text:p>
        </text:list-item>
        <text:list-item>
          <text:p text:style-name="P42">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2579720383197568575" text:style-name="L3">
        <text:list-item>
          <text:p text:style-name="P43">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4">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9">Wires</text:p>
            </table:table-cell>
            <table:table-cell table:style-name="Table1.A1" office:value-type="string">
              <text:p text:style-name="P39">Unloaded Resistance</text:p>
            </table:table-cell>
            <table:table-cell table:style-name="Table1.C1" office:value-type="string">
              <text:p text:style-name="P39">Loaded Resistance</text:p>
            </table:table-cell>
          </table:table-row>
        </table:table-header-rows>
        <table:table-row>
          <table:table-cell table:style-name="Table1.A2" office:value-type="string">
            <text:p text:style-name="P38">Black to Red</text:p>
          </table:table-cell>
          <table:table-cell table:style-name="Table1.A2" office:value-type="string">
            <text:p text:style-name="P38">999 ohms</text:p>
          </table:table-cell>
          <table:table-cell table:style-name="Table1.C2" office:value-type="string">
            <text:p text:style-name="P38">998 ohms (resistance went down)</text:p>
          </table:table-cell>
        </table:table-row>
        <table:table-row>
          <table:table-cell table:style-name="Table1.A2" office:value-type="string">
            <text:p text:style-name="P38">Black to White</text:p>
          </table:table-cell>
          <table:table-cell table:style-name="Table1.A2" office:value-type="string">
            <text:p text:style-name="P38">1,998 ohms</text:p>
          </table:table-cell>
          <table:table-cell table:style-name="Table1.C2" office:value-type="string">
            <text:p text:style-name="P38">ignored</text:p>
          </table:table-cell>
        </table:table-row>
        <table:table-row>
          <table:table-cell table:style-name="Table1.A2" office:value-type="string">
            <text:p text:style-name="P38">White to Red</text:p>
          </table:table-cell>
          <table:table-cell table:style-name="Table1.A2" office:value-type="string">
            <text:p text:style-name="P38">999 ohms</text:p>
          </table:table-cell>
          <table:table-cell table:style-name="Table1.C2" office:value-type="string">
            <text:p text:style-name="P38">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0">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0">rd</text:span> of 4 Load Sensor circuits, then built most of the 4<text:span text:style-name="T20">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1">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2">45939 </text:span><text:span text:style-name="T23">compared to the breadboard value of -2081. <text:s/>That change makes it almost pointless to try to find closely matched resistors, if the value will change that much when the circuit is soldered together.</text:span></text:p>
      <text:p text:style-name="P34">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P45" text:outline-level="2"><text:soft-page-break/>April 30, 2016 – Soldered the rest; making connectors and testing</text:h>
      <text:p text:style-name="P35">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P35">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P36">I finished moving the circuit to the Protoboard, <text:span text:style-name="T25">then drilled and routed (counterbored) holes for the bolts that will hold the boards onto the bottom plywood circle. <text:s/>Unfortunately, I found the 3/4” bolts I ordered are too short.</text:span></text:p>
      <text:p text:style-name="Text_20_body">Next steps:</text:p>
      <text:p text:style-name="P25">- <text:s/><text:span text:style-name="T26">Try using 1” bolts to mount the circuit to the bottom plywood circle.</text:span></text:p>
      <text:p text:style-name="P25">- <text:span text:style-name="T24">Calibrate the new circuit and see how well it performs.</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5-01T22:43:26.424859106</dc:date>
    <meta:editing-duration>PT4H12M46S</meta:editing-duration>
    <meta:editing-cycles>48</meta:editing-cycles>
    <meta:generator>LibreOffice/4.2.8.2$Linux_X86_64 LibreOffice_project/420m0$Build-2</meta:generator>
    <meta:document-statistic meta:table-count="1" meta:image-count="0" meta:object-count="0" meta:page-count="9" meta:paragraph-count="125" meta:word-count="4156" meta:character-count="23161" meta:non-whitespace-character-count="19021"/>
  </office:meta>
</office:document-meta>
</file>